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erran-society-a-new-social-contract"/>Terran Society: A New Social Contract<text:bookmark-end text:name="terran-society-a-new-social-contract"/></text:h>
      <text:h text:style-name="Heading_20_2" text:outline-level="2"><text:bookmark-start text:name="introduction"/>Introduction<text:bookmark-end text:name="introduction"/></text:h>
      <text:p text:style-name="First_20_paragraph">Terran Society represents a comprehensive framework for human governance designed to protect individual rights, ensure accountability, and create sustainable prosperity. Unlike traditional governmental systems that concentrate power, Terran Society distributes authority across multiple tiers and branches with built-in checks and balances.</text:p>
      <text:p text:style-name="Text_20_body">The foundation of this system rests on two pillars: the Rights of the People and the Basic Principles. These establish the core values that guide every aspect of Terran Society’s operations. From these foundations emerges an organizational structure spanning three tiers—District, Region, and World—each with specific responsibilities and limitations.</text:p>
      <text:h text:style-name="Heading_20_3" text:outline-level="3"><text:bookmark-start text:name="core-objectives"/>Core Objectives<text:bookmark-end text:name="core-objectives"/></text:h>
      <text:p text:style-name="First_20_paragraph">Terran Society exists to:</text:p>
      <text:list text:style-name="L1">
        <text:list-item>
          <text:p text:style-name="P1"><text:span text:style-name="T1">Protect the Rights of the People</text:span> – Every member’s fundamental rights are guaranteed and actively defended</text:p>
        </text:list-item>
        <text:list-item>
          <text:p text:style-name="P1"><text:span text:style-name="T1">Meet Basic Needs</text:span> – Ensure all members have access to clean food, water, air, shelter, safety, privacy, information, travel, and healthcare</text:p>
        </text:list-item>
        <text:list-item>
          <text:p text:style-name="P1"><text:span text:style-name="T1">Provide Just Governance</text:span> – Create transparent, accountable systems for collective decision-making</text:p>
        </text:list-item>
        <text:list-item>
          <text:p text:style-name="P1"><text:span text:style-name="T1">Enable Peaceful Resolution</text:span> – Establish fair processes for resolving disputes without violence</text:p>
        </text:list-item>
        <text:list-item>
          <text:p text:style-name="P1"><text:span text:style-name="T1">Ensure Common Defense</text:span> – Protect the society and its members from external threats</text:p>
        </text:list-item>
        <text:list-item>
          <text:p text:style-name="P1"><text:span text:style-name="T1">Foster Sustainability</text:span> – Build systems that can endure for generations while respecting the natural world</text:p>
        </text:list-item>
      </text:list>
      <text:h text:style-name="Heading_20_3" text:outline-level="3"><text:bookmark-start text:name="why-a-new-system"/>Why a New System?<text:bookmark-end text:name="why-a-new-system"/></text:h>
      <text:p text:style-name="First_20_paragraph">Current governmental systems worldwide share common flaws: concentrated power, lack of transparency, erosion of individual rights, and structures that serve special interests rather than the people. Terran Society addresses these systemic problems through:</text:p>
      <text:list text:style-name="L2">
        <text:list-item>
          <text:p text:style-name="P2"><text:span text:style-name="T1">Decentralization</text:span> – Power is distributed across regions and branches, preventing dangerous concentrations</text:p>
        </text:list-item>
        <text:list-item>
          <text:p text:style-name="P2"><text:span text:style-name="T1">Transparency</text:span> – The Fair Witness branch ensures all governmental actions are recorded and public</text:p>
        </text:list-item>
        <text:list-item>
          <text:p text:style-name="P2"><text:span text:style-name="T1">Direct Accountability</text:span> – Most major positions are directly elected by the people they serve</text:p>
        </text:list-item>
        <text:list-item>
          <text:p text:style-name="P2"><text:span text:style-name="T1">Rights-First Approach</text:span> – The Rights of the People cannot be legislated away</text:p>
        </text:list-item>
        <text:list-item>
          <text:p text:style-name="P2"><text:span text:style-name="T1">Practical Scale</text:span> – Regions are sized for responsive governance (maximum 20-25 million people)</text:p>
        </text:list-item>
      </text:list>
      <text:h text:style-name="Heading_20_3" text:outline-level="3"><text:bookmark-start text:name="how-to-use-this-book"/>How to Use This Book<text:bookmark-end text:name="how-to-use-this-book"/></text:h>
      <text:p text:style-name="First_20_paragraph">This book provides a comprehensive guide to Terran Society’s structure and operations. It is organized to build understanding progressively:</text:p>
      <text:list text:style-name="L3">
        <text:list-item>
          <text:p text:style-name="P3"><text:span text:style-name="T1">Basic Principles</text:span> – The fundamental values guiding all operations</text:p>
        </text:list-item>
        <text:list-item>
          <text:p text:style-name="P3"><text:span text:style-name="T1">Rights of the People</text:span> – The complete enumeration of protected rights</text:p>
        </text:list-item>
        <text:list-item>
          <text:p text:style-name="P3"><text:span text:style-name="T1">Organizational Structure</text:span> – Detailed explanation of each tier and branch</text:p>
        </text:list-item>
        <text:list-item>
          <text:p text:style-name="P3"><text:span text:style-name="T1">Roles and Responsibilities</text:span> – Clear definitions of every position and duty</text:p>
        </text:list-item>
        <text:list-item>
          <text:p text:style-name="P3"><text:span text:style-name="T1">Processes and Procedures</text:span> – How elections, legislation, courts, and other systems operate</text:p>
        </text:list-item>
      </text:list>
      <text:p text:style-name="First_20_paragraph">Throughout this book, terms appearing in the Glossary are capitalized when referring to specific offices or institutions (e.g., “Administrator” for the office, “administrator” for the general concept).</text:p>
      <text:h text:style-name="Heading_20_2" text:outline-level="2"><text:bookmark-start text:name="basic-principles-of-terran-society"/>Basic Principles of Terran Society<text:bookmark-end text:name="basic-principles-of-terran-society"/></text:h>
      <text:p text:style-name="First_20_paragraph">These eight principles guide all operations and decisions within Terran Society. They serve as a philosophical foundation ensuring that systems remain focused on member welfare, transparency, and sustainability.</text:p>
      <text:h text:style-name="Heading_20_3" text:outline-level="3"><text:bookmark-start text:name="principle-1-operations-transparency"/>Principle 1: Operations Transparency<text:bookmark-end text:name="principle-1-operations-transparency"/></text:h>
      <text:p text:style-name="First_20_paragraph">Terran Society operations need to be open, transparent and accessible to all members as the base of power is the informed individual.</text:p>
      <text:p text:style-name="Text_20_body">This principle recognizes that an informed citizenry is the only reliable check on governmental power. All meetings of governing bodies must be observed by Fair Witnesses, and records must be freely accessible. Secret legislation or hidden agendas cannot exist in this system.</text:p>
      <text:h text:style-name="Heading_20_3" text:outline-level="3"><text:bookmark-start text:name="principle-2-member-centric-design"/>Principle 2: Member-Centric Design<text:bookmark-end text:name="principle-2-member-centric-design"/></text:h>
      <text:p text:style-name="First_20_paragraph">Terran Society services and systems must be designed, developed and administered for the benefit of all members.</text:p>
      <text:p text:style-name="Text_20_body">Government exists to serve the people, not the other way around. Every system, service, and structure must be evaluated based on whether it benefits all members. Policies that advantage one group at the expense of others violate this principle.</text:p>
      <text:h text:style-name="Heading_20_3" text:outline-level="3"><text:bookmark-start text:name="principle-3-environmental-stewardship"/>Principle 3: Environmental Stewardship<text:bookmark-end text:name="principle-3-environmental-stewardship"/></text:h>
      <text:p text:style-name="First_20_paragraph">We are caretakers in this wonderful world shared with many other beings, pollution of air, water and land is to be avoided and cleaned up.</text:p>
      <text:p text:style-name="Text_20_body">Humans are part of a larger ecological community. Our survival depends on clean air, water, and soil. This principle establishes environmental protection not as an optional add-on, but as a core requirement. The Environmental Guardian role exists at both Regional and World levels to enforce this principle.</text:p>
      <text:h text:style-name="Heading_20_3" text:outline-level="3"><text:bookmark-start text:name="principle-4-equal-regional-treatment"/>Principle 4: Equal Regional Treatment<text:bookmark-end text:name="principle-4-equal-regional-treatment"/></text:h>
      <text:p text:style-name="First_20_paragraph">Services provided to Regions must be administered equally per Region.</text:p>
      <text:p text:style-name="Text_20_body">No Region should receive preferential treatment in the allocation of resources or services. This ensures fairness and prevents regional rivalry. World-level services are distributed equally per Region regardless of population, wealth, or political influence.</text:p>
      <text:h text:style-name="Heading_20_3" text:outline-level="3"><text:bookmark-start text:name="principle-5-sustainable-infrastructure"/>Principle 5: Sustainable Infrastructure<text:bookmark-end text:name="principle-5-sustainable-infrastructure"/></text:h>
      <text:p text:style-name="First_20_paragraph">Permanent structures &amp; facilities shall be designed to last for future generations, have minimal maintenance and be as energy independent and efficient as is practical.</text:p>
      <text:p text:style-name="Text_20_body">Short-term thinking creates long-term problems. Terran Society requires that infrastructure be built to last generations, minimizing the burden on future members. This principle encourages renewable energy, durable materials, and efficient design.</text:p>
      <text:h text:style-name="Heading_20_3" text:outline-level="3"><text:bookmark-start text:name="principle-6-regional-self-sufficiency"/>Principle 6: Regional Self-Sufficiency<text:bookmark-end text:name="principle-6-regional-self-sufficiency"/></text:h>
      <text:p text:style-name="First_20_paragraph">Each community and region should be self-sufficient in a sustainable way for meeting their basic needs.</text:p>
      <text:p text:style-name="Text_20_body">Resilience comes from local self-sufficiency. While trade and cooperation between Regions are encouraged, each Region should be capable of meeting its own basic needs. This prevents cascading failures and reduces vulnerability to disruption.</text:p>
      <text:h text:style-name="Heading_20_3" text:outline-level="3"><text:bookmark-start text:name="principle-7-single-branch-service"/>Principle 7: Single Branch Service<text:bookmark-end text:name="principle-7-single-branch-service"/></text:h>
      <text:p text:style-name="First_20_paragraph">A Person may be on the staff of only one branch of World, Regional or District management or the Defense Force at a time.</text:p>
      <text:p text:style-name="Text_20_body">To prevent conflicts of interest and ensure focused service, individuals cannot simultaneously serve in multiple branches or levels of government. This also distributes leadership opportunities across more people.</text:p>
      <text:h text:style-name="Heading_20_3" text:outline-level="3"><text:bookmark-start text:name="principle-8-inviolable-voting-rights"/>Principle 8: Inviolable Voting Rights<text:bookmark-end text:name="principle-8-inviolable-voting-rights"/></text:h>
      <text:p text:style-name="First_20_paragraph">Voting rights and benefits cannot be revoked as punishment or penalty.</text:p>
      <text:p text:style-name="Text_20_body">Voting rights and membership benefits are fundamental and cannot be revoked as punishment. Even those convicted of crimes retain their voice in society. This prevents the creation of a permanent underclass and ensures that everyone maintains a stake in the system.</text:p>
      <text:h text:style-name="Heading_20_2" text:outline-level="2"><text:bookmark-start text:name="rights-of-the-people"/>Rights of the People<text:bookmark-end text:name="rights-of-the-people"/></text:h>
      <text:p text:style-name="First_20_paragraph">These 31 rights form the cornerstone of Terran Society. They are in-alienable, meaning they cannot be legislated away, suspended, or revoked. Every law, every governmental action, and every institution must respect these rights.</text:p>
      <text:h text:style-name="Heading_20_3" text:outline-level="3"><text:bookmark-start text:name="foundational-statement"/>Foundational Statement<text:bookmark-end text:name="foundational-statement"/></text:h>
      <text:p text:style-name="First_20_paragraph">We are endowed by our Creator with certain in-alienable Rights, among these are Life, Liberty and the Pursuit of Happiness. These Rights are not to be violated by institutions, organizations or individuals. Our duty is to protect these Rights.</text:p>
      <text:h text:style-name="Heading_20_3" text:outline-level="3"><text:bookmark-start text:name="the-rights"/>The Rights<text:bookmark-end text:name="the-rights"/></text:h>
      <text:h text:style-name="Heading_20_4" text:outline-level="4"><text:bookmark-start text:name="right-01"/>Right 01<text:bookmark-end text:name="right-01"/></text:h>
      <text:p text:style-name="First_20_paragraph">Each Person is a unique individual, therefore all People have a Right to their own beliefs, thoughts emotions and the free expression thereof through speech, song, writing or other art of self expression, including in the Public Space. However, a Person can be held accountable if their speech or self expression directly causes physical harm or violates the Rights of another person.</text:p>
      <text:h text:style-name="Heading_20_4" text:outline-level="4"><text:bookmark-start text:name="right-02"/>Right 02<text:bookmark-end text:name="right-02"/></text:h>
      <text:p text:style-name="First_20_paragraph">Life begins at conception.</text:p>
      <text:h text:style-name="Heading_20_4" text:outline-level="4"><text:bookmark-start text:name="right-03"/>Right 03<text:bookmark-end text:name="right-03"/></text:h>
      <text:p text:style-name="First_20_paragraph">People retain the Right to their body and therefore control of the consumption and use of foods and medicines. Forced medication, implantation, injection, medical procedure, poison or related harm is prohibited. Children may not be sexually mutilated or be given gender modification drugs or related surgery.</text:p>
      <text:h text:style-name="Heading_20_4" text:outline-level="4"><text:bookmark-start text:name="right-04"/>Right 04<text:bookmark-end text:name="right-04"/></text:h>
      <text:p text:style-name="First_20_paragraph">People have the Right to adorn, dress and present themselves as they choose in that clothing attire may not be mandated or prohibited by law. Private establishment dress codes and designated uniforms are voluntary by use and membership.</text:p>
      <text:h text:style-name="Heading_20_4" text:outline-level="4"><text:bookmark-start text:name="right-05"/>Right 05<text:bookmark-end text:name="right-05"/></text:h>
      <text:p text:style-name="First_20_paragraph">As Humans, we have a symbiotic relationship with the cannabis plant, the only known plant which by itself can sustain Human life and civilization. People have the right to possess, grow, use and have access to cannabis.</text:p>
      <text:h text:style-name="Heading_20_4" text:outline-level="4"><text:bookmark-start text:name="right-06"/>Right 06<text:bookmark-end text:name="right-06"/></text:h>
      <text:p text:style-name="First_20_paragraph">As Humans we share a relationship with all life of which our Biosphere is composed and have a natural right to responsibly use, cultivate and/or farm animals, plants, fungi, algae and such.</text:p>
      <text:h text:style-name="Heading_20_4" text:outline-level="4"><text:bookmark-start text:name="right-07"/>Right 07<text:bookmark-end text:name="right-07"/></text:h>
      <text:p text:style-name="First_20_paragraph">People have the Right to be free of harmful substances added to food, water, air and soil including toxic herbicides, pesticides and chemical fertilizers and food additives.</text:p>
      <text:h text:style-name="Heading_20_4" text:outline-level="4"><text:bookmark-start text:name="right-08"/>Right 08<text:bookmark-end text:name="right-08"/></text:h>
      <text:p text:style-name="First_20_paragraph">People have the Right to a healthy and safe living, working and playing environment as is practical. But they may choose to take risks upon themselves or participate in activities which can never be totally free of danger or potential harm.</text:p>
      <text:h text:style-name="Heading_20_4" text:outline-level="4"><text:bookmark-start text:name="right-09"/>Right 09<text:bookmark-end text:name="right-09"/></text:h>
      <text:p text:style-name="First_20_paragraph">People have the Right to peaceably assemble.</text:p>
      <text:h text:style-name="Heading_20_4" text:outline-level="4"><text:bookmark-start text:name="right-10"/>Right 10<text:bookmark-end text:name="right-10"/></text:h>
      <text:p text:style-name="First_20_paragraph">People have a Right to access and/or use Public Space without fee and managed use must be by a fair and open system.</text:p>
      <text:h text:style-name="Heading_20_4" text:outline-level="4"><text:bookmark-start text:name="right-11"/>Right 11<text:bookmark-end text:name="right-11"/></text:h>
      <text:p text:style-name="First_20_paragraph">People have the Right to Travel as is practical. Public roads and public forms of transportation must be available to all.</text:p>
      <text:h text:style-name="Heading_20_4" text:outline-level="4"><text:bookmark-start text:name="right-12"/>Right 12<text:bookmark-end text:name="right-12"/></text:h>
      <text:p text:style-name="First_20_paragraph">People have the right to be secure in their person, home, papers, thoughts, digital media, effects and private communications, against unreasonable search and/or seizure.</text:p>
      <text:h text:style-name="Heading_20_4" text:outline-level="4"><text:bookmark-start text:name="right-13"/>Right 13<text:bookmark-end text:name="right-13"/></text:h>
      <text:p text:style-name="First_20_paragraph">People have a Right to self defense and to defend others if necessary. Therefore People have the right to keep and bear arms and learn martial arts. This is does not include the use of excessive force. Weapons of mass destruction, need to be under secure military control.</text:p>
      <text:h text:style-name="Heading_20_4" text:outline-level="4"><text:bookmark-start text:name="right-14"/>Right 14<text:bookmark-end text:name="right-14"/></text:h>
      <text:p text:style-name="First_20_paragraph">People have the right to be quiet and to not accuse themselves. Forced confession and attempted forced confession is forbidden.</text:p>
      <text:h text:style-name="Heading_20_4" text:outline-level="4"><text:bookmark-start text:name="right-15"/>Right 15<text:bookmark-end text:name="right-15"/></text:h>
      <text:p text:style-name="First_20_paragraph">A Person shall be free from double jeopardy. There shall not be a hearing held twice for the same offense. A momentary single act cannot result in multiple criminal charges.</text:p>
      <text:h text:style-name="Heading_20_4" text:outline-level="4"><text:bookmark-start text:name="right-16"/>Right 16<text:bookmark-end text:name="right-16"/></text:h>
      <text:p text:style-name="First_20_paragraph">A Person may be accused and brought to trial only for acts which have violated the Rights of another Person, an actual injured party.</text:p>
      <text:h text:style-name="Heading_20_4" text:outline-level="4"><text:bookmark-start text:name="right-17"/>Right 17<text:bookmark-end text:name="right-17"/></text:h>
      <text:p text:style-name="First_20_paragraph">A mother and father will have joint custody of their children, even in a separation, unless they agree to another arrangement between themselves or through a mediator.</text:p>
      <text:h text:style-name="Heading_20_4" text:outline-level="4"><text:bookmark-start text:name="right-18"/>Right 18<text:bookmark-end text:name="right-18"/></text:h>
      <text:p text:style-name="First_20_paragraph">People are not property. Involuntary servitude, including taxation of an individual’s labor or services rendered is prohibited.</text:p>
      <text:h text:style-name="Heading_20_4" text:outline-level="4"><text:bookmark-start text:name="right-19"/>Right 19<text:bookmark-end text:name="right-19"/></text:h>
      <text:p text:style-name="First_20_paragraph">Chromosomes, genes and genetically engineered life forms are not private intellectual property and may not be patented.</text:p>
      <text:h text:style-name="Heading_20_4" text:outline-level="4"><text:bookmark-start text:name="right-20"/>Right 20<text:bookmark-end text:name="right-20"/></text:h>
      <text:p text:style-name="First_20_paragraph">A legally defined organization of people is not a person and cannot have legal standing as an actual person.</text:p>
      <text:h text:style-name="Heading_20_4" text:outline-level="4"><text:bookmark-start text:name="right-21"/>Right 21<text:bookmark-end text:name="right-21"/></text:h>
      <text:p text:style-name="First_20_paragraph">People have the Right to contract freely with others as long as the enforcement of that contract or agreement does not result in harm to the individual. People also have the Right to terminate their consent to a contract or agreement.</text:p>
      <text:h text:style-name="Heading_20_4" text:outline-level="4"><text:bookmark-start text:name="right-22"/>Right 22<text:bookmark-end text:name="right-22"/></text:h>
      <text:p text:style-name="First_20_paragraph">People have the Right to know the organizational structure, roles and responsibilities of any organization they are a member of, employed by or work for.</text:p>
      <text:h text:style-name="Heading_20_4" text:outline-level="4"><text:bookmark-start text:name="right-23"/>Right 23<text:bookmark-end text:name="right-23"/></text:h>
      <text:p text:style-name="First_20_paragraph">People have the right to data and information collected or stored about themselves by any person, group or organization. This includes the right to review, challenge, and amend such information.</text:p>
      <text:h text:style-name="Heading_20_4" text:outline-level="4"><text:bookmark-start text:name="right-24"/>Right 24<text:bookmark-end text:name="right-24"/></text:h>
      <text:p text:style-name="First_20_paragraph">No group or organization may be granted powers which result in the violation of the Rights of the People.</text:p>
      <text:h text:style-name="Heading_20_4" text:outline-level="4"><text:bookmark-start text:name="right-25"/>Right 25<text:bookmark-end text:name="right-25"/></text:h>
      <text:p text:style-name="First_20_paragraph">If any Person shall accept, claim, receive, or retain any title of nobility or honor, or accept and retain any present, pension, office, or emolument, from any emperor, king, prince, or foreign power, such person shall be ineligible to hold any office of public trust within Terran Society to avoid conflict of loyalty.</text:p>
      <text:h text:style-name="Heading_20_4" text:outline-level="4"><text:bookmark-start text:name="right-26"/>Right 26<text:bookmark-end text:name="right-26"/></text:h>
      <text:p text:style-name="First_20_paragraph">No single law created by any elected legislature can be too long or complex. If it takes more than 20 minutes for a person of average reading ability to read and/or is not in clear, understandable language, that law is null and void.</text:p>
      <text:h text:style-name="Heading_20_4" text:outline-level="4"><text:bookmark-start text:name="right-27"/>Right 27<text:bookmark-end text:name="right-27"/></text:h>
      <text:p text:style-name="First_20_paragraph">Any person elected or appointed to office who violates this Bill of Rights is subject to recall and a new election held for their office or legislative seat as soon as is practical.</text:p>
      <text:h text:style-name="Heading_20_4" text:outline-level="4"><text:bookmark-start text:name="right-28"/>Right 28<text:bookmark-end text:name="right-28"/></text:h>
      <text:p text:style-name="First_20_paragraph">Truthful authorship of any pending law or treaty has to be made public before any binding vote for approval can take place.</text:p>
      <text:h text:style-name="Heading_20_4" text:outline-level="4"><text:bookmark-start text:name="right-29"/>Right 29<text:bookmark-end text:name="right-29"/></text:h>
      <text:p text:style-name="First_20_paragraph">No law or treaty can be valid which has not been made public and read aloud in the legislature with a quorum present, at least three times. These readings must be spaced apart in time at least one day, before being voted on for approval.</text:p>
      <text:h text:style-name="Heading_20_4" text:outline-level="4"><text:bookmark-start text:name="right-30"/>Right 30<text:bookmark-end text:name="right-30"/></text:h>
      <text:p text:style-name="First_20_paragraph">No treaty or binding agreement with an outside party may be made which violates these Rights.</text:p>
      <text:h text:style-name="Heading_20_4" text:outline-level="4"><text:bookmark-start text:name="right-31"/>Right 31<text:bookmark-end text:name="right-31"/></text:h>
      <text:p text:style-name="First_20_paragraph">This defining of certain rights, shall not be construed to deny or disparage others retained by the People.</text:p>
      <text:h text:style-name="Heading_20_2" text:outline-level="2"><text:bookmark-start text:name="organizational-structure-overview"/>Organizational Structure Overview<text:bookmark-end text:name="organizational-structure-overview"/></text:h>
      <text:p text:style-name="First_20_paragraph">Terran Society is organized into three tiers, each with specific roles and responsibilities. At the Regional and World levels, these tiers are further divided into branches that provide checks and balances on each other.</text:p>
      <text:h text:style-name="Heading_20_3" text:outline-level="3"><text:bookmark-start text:name="the-three-tiers"/>The Three Tiers<text:bookmark-end text:name="the-three-tiers"/></text:h>
      <text:h text:style-name="Heading_20_4" text:outline-level="4"><text:bookmark-start text:name="district"/>District<text:bookmark-end text:name="district"/></text:h>
      <text:p text:style-name="First_20_paragraph">The District is the most local tier of Terran Society, composed of a Council of Elders and a Representative to the Regional Legislature. Districts typically range from 5,000 to 21,000 people, providing a human-scale community where residents are likely to personally know at least one Elder.</text:p>
      <text:h text:style-name="Heading_20_4" text:outline-level="4"><text:bookmark-start text:name="region"/>Region<text:bookmark-end text:name="region"/></text:h>
      <text:p text:style-name="First_20_paragraph">The Region is the primary governance tier, with full executive, legislative, judicial, and Fair Witness branches. Regional boundaries are set to not exceed 20-25 million people, ensuring responsive and accountable governance. Each Region manages its own public services, resources, and administration.</text:p>
      <text:h text:style-name="Heading_20_4" text:outline-level="4"><text:bookmark-start text:name="world"/>World<text:bookmark-end text:name="world"/></text:h>
      <text:p text:style-name="First_20_paragraph">The World tier provides planetary-level coordination for matters that cross regional boundaries, including defense, inter-regional commerce, environmental standards, and the Fair Witness system. It ensures equal treatment of all Regions and coordination of global challenges.</text:p>
      <text:h text:style-name="Heading_20_3" text:outline-level="3"><text:bookmark-start text:name="the-branches"/>The Branches<text:bookmark-end text:name="the-branches"/></text:h>
      <text:p text:style-name="First_20_paragraph">At the Regional and World levels, governance is organized into distinct branches, each with different responsibilities:</text:p>
      <text:p text:style-name="Text_20_body"><text:span text:style-name="T1">Executive Branch</text:span>: Administers daily operations, public services, and implementation of legislation</text:p>
      <text:p text:style-name="Text_20_body"><text:span text:style-name="T1">Legislative Branch</text:span>: Creates laws, approves budgets, and provides oversight of other branches</text:p>
      <text:p text:style-name="Text_20_body"><text:span text:style-name="T1">Judicial Branch</text:span>: Provides dispute resolution, rights protection, and justice through courts</text:p>
      <text:p text:style-name="Text_20_body"><text:span text:style-name="T1">Fair Witness Branch</text:span>: Independent record-keeping, observation, and transparency oversight</text:p>
      <text:p text:style-name="Text_20_body"><text:span text:style-name="T1">Military Branch</text:span>: Planetary defense and intelligence gathering under civilian oversight</text:p>
      <text:h text:style-name="Heading_20_2" text:outline-level="2"><text:bookmark-start text:name="district-level-governance"/>District Level Governance<text:bookmark-end text:name="district-level-governance"/></text:h>
      <text:p text:style-name="First_20_paragraph">The District is the most local tier of Terran Society, designed to be small enough that residents personally know at least one Elder. Districts typically range from 5,000 to 21,000 people.</text:p>
      <text:h text:style-name="Heading_20_3" text:outline-level="3"><text:bookmark-start text:name="council-of-elders"/>Council of Elders<text:bookmark-end text:name="council-of-elders"/></text:h>
      <text:p text:style-name="First_20_paragraph">The Council of Elders serves as the primary governance body at the District level. Its focus is on community cohesion, family welfare, and peaceful dispute resolution.</text:p>
      <text:h text:style-name="Heading_20_4" text:outline-level="4"><text:bookmark-start text:name="composition"/>Composition<text:bookmark-end text:name="composition"/></text:h>
      <text:list text:style-name="L4">
        <text:list-item>
          <text:p text:style-name="P4">Seven to nine elected Elders, depending on District population</text:p>
        </text:list-item>
        <text:list-item>
          <text:p text:style-name="P4">Three-year terms with staggered elections (one-third up for election each year)</text:p>
        </text:list-item>
        <text:list-item>
          <text:p text:style-name="P4">No term limits</text:p>
        </text:list-item>
        <text:list-item>
          <text:p text:style-name="P4">Candidates must demonstrate compassion and love for children</text:p>
        </text:list-item>
        <text:list-item>
          <text:p text:style-name="P4">Preferably at least 55 years of age</text:p>
        </text:list-item>
      </text:list>
      <text:h text:style-name="Heading_20_4" text:outline-level="4"><text:bookmark-start text:name="responsibilities"/>Responsibilities<text:bookmark-end text:name="responsibilities"/></text:h>
      <text:p text:style-name="First_20_paragraph"><text:span text:style-name="T1">Conflict Resolution</text:span>: Peacefully resolve disputes between District members before escalation to Sheriff or Courts</text:p>
      <text:p text:style-name="Text_20_body"><text:span text:style-name="T1">Family Support</text:span>: Provide counsel and guidance to families in need, help restore family unity in crisis situations</text:p>
      <text:p text:style-name="Text_20_body"><text:span text:style-name="T1">Child Welfare</text:span>: Maintain safe haven for children in distress, oversee care of orphans and adoption process</text:p>
      <text:p text:style-name="Text_20_body"><text:span text:style-name="T1">Community Assistance</text:span>: Help people who are struggling to adapt to Terran Society or access benefits and services</text:p>
      <text:p text:style-name="Text_20_body"><text:span text:style-name="T1">Youth Guidance</text:span>: Address juvenile misbehavior through mentorship before involvement of authorities</text:p>
      <text:p text:style-name="Text_20_body"><text:span text:style-name="T1">Community Liaison</text:span>: Maintain good information flow to residents about District matters and Regional issues</text:p>
      <text:p text:style-name="Text_20_body"><text:span text:style-name="T1">Social Cohesion</text:span>: Facilitate simple social events that encourage neighbors to know one another</text:p>
      <text:h text:style-name="Heading_20_4" text:outline-level="4"><text:bookmark-start text:name="safe-haven"/>Safe Haven<text:bookmark-end text:name="safe-haven"/></text:h>
      <text:p text:style-name="First_20_paragraph">Each Council of Elders maintains a safe haven—a secure location where children or family members in crisis can temporarily stay. This provides immediate protection while the Council works to resolve the underlying issues and restore the family unit.</text:p>
      <text:h text:style-name="Heading_20_4" text:outline-level="4"><text:bookmark-start text:name="limitations"/>Limitations<text:bookmark-end text:name="limitations"/></text:h>
      <text:p text:style-name="First_20_paragraph">The Council of Elders: - Cannot tax or charge service fees (funded through Regional budget allocation) - Cannot compel anyone to appear or enforce decisions (unresolved issues escalate to Sheriff or Courts) - Serves a voluntary mediation role—parties must agree to Council involvement</text:p>
      <text:h text:style-name="Heading_20_3" text:outline-level="3"><text:bookmark-start text:name="district-representative"/>District Representative<text:bookmark-end text:name="district-representative"/></text:h>
      <text:p text:style-name="First_20_paragraph">Each District elects one Representative to the Regional Council of the People. This provides direct representation in Regional legislation and ensures District concerns are heard at the Regional level.</text:p>
      <text:h text:style-name="Heading_20_3" text:outline-level="3"><text:bookmark-start text:name="district-elections"/>District Elections<text:bookmark-end text:name="district-elections"/></text:h>
      <text:p text:style-name="First_20_paragraph">District elections occur on a three-year cycle. The Administrator’s Department manages the election process, ensuring:</text:p>
      <text:list text:style-name="L5">
        <text:list-item>
          <text:p text:style-name="P5">Transparent candidate disclosure</text:p>
        </text:list-item>
        <text:list-item>
          <text:p text:style-name="P5">Public forums for debate and questions</text:p>
        </text:list-item>
        <text:list-item>
          <text:p text:style-name="P5">Physical ballots verified by voters</text:p>
        </text:list-item>
        <text:list-item>
          <text:p text:style-name="P5">Ballots counted publicly and retained for 10 years</text:p>
        </text:list-item>
        <text:list-item>
          <text:p text:style-name="P5">No party affiliation required</text:p>
        </text:list-item>
        <text:list-item>
          <text:p text:style-name="P5">No money in campaigns</text:p>
        </text:list-item>
      </text:list>
      <text:h text:style-name="Heading_20_2" text:outline-level="2"><text:bookmark-start text:name="glossary"/>Glossary<text:bookmark-end text:name="glossary"/></text:h>
      <text:p text:style-name="First_20_paragraph"><text:span text:style-name="T1">Arbitration</text:span>: A method of dispute resolution where parties voluntarily agree to have an Arbitrator hear their case and make a binding decision.</text:p>
      <text:p text:style-name="Text_20_body"><text:span text:style-name="T1">Arbitrator</text:span>: An elected official who conducts arbitration hearings and issues binding rulings.</text:p>
      <text:p text:style-name="Text_20_body"><text:span text:style-name="T1">Certified Fair Witness</text:span>: Certified observer qualified to record proceedings and maintain public records</text:p>
      <text:p text:style-name="Text_20_body"><text:span text:style-name="T1">Chief Investigator</text:span>: Leads criminal investigations and forensic laboratory operations</text:p>
      <text:p text:style-name="Text_20_body"><text:span text:style-name="T1">Consular Officer</text:span>: Assists regional members traveling in other Regions</text:p>
      <text:p text:style-name="Text_20_body"><text:span text:style-name="T1">Cooperative</text:span>: An organization owned and controlled by its members or workers, operating for mutual benefit rather than profit.</text:p>
      <text:p text:style-name="Text_20_body"><text:span text:style-name="T1">Council Clerk</text:span>: Maintains Council records, manages documentation and legislative process</text:p>
      <text:p text:style-name="Text_20_body"><text:span text:style-name="T1">Council Speaker</text:span>: Presides over Council sessions, elected by Council members</text:p>
      <text:p text:style-name="Text_20_body"><text:span text:style-name="T1">Council of Elders</text:span>: Primary governance body at the District level, focused on family welfare, dispute resolution, and community cohesion</text:p>
      <text:p text:style-name="Text_20_body"><text:span text:style-name="T1">Council of the Regions</text:span>: Legislative body with equal representation from each Region</text:p>
      <text:p text:style-name="Text_20_body"><text:span text:style-name="T1">Court Administrator</text:span>: Manages court facilities, scheduling, jury coordination, and court staff</text:p>
      <text:p text:style-name="Text_20_body"><text:span text:style-name="T1">Defense Force Council</text:span>: Nine-member council commanding the Defense Force with mixed civilian and military membership</text:p>
      <text:p text:style-name="Text_20_body"><text:span text:style-name="T1">Defense Force Intelligence</text:span>: Intelligence collection and analysis for planetary defense, subject to oversight</text:p>
      <text:p text:style-name="Text_20_body"><text:span text:style-name="T1">Deputy Administrator</text:span>: Assists Administrator and may act in their absence</text:p>
      <text:p text:style-name="Text_20_body"><text:span text:style-name="T1">Deputy Ambassador</text:span>: Assists Ambassador in diplomatic and economic development functions</text:p>
      <text:p text:style-name="Text_20_body"><text:span text:style-name="T1">Deputy Environmental Guardian</text:span>: Assists Environmental Guardian in environmental operations</text:p>
      <text:p text:style-name="Text_20_body"><text:span text:style-name="T1">Deputy Sheriff</text:span>: Senior law enforcement officer assisting Sheriff in operations</text:p>
      <text:p text:style-name="Text_20_body"><text:span text:style-name="T1">Deputy Treasurer</text:span>: Assists Treasurer and manages specific financial departments</text:p>
      <text:p text:style-name="Text_20_body"><text:span text:style-name="T1">Director of Audits</text:span>: Conducts audits of regional management, businesses, and cooperatives</text:p>
      <text:p text:style-name="Text_20_body"><text:span text:style-name="T1">Director of Budget</text:span>: Prepares budget proposals and monitors budget execution</text:p>
      <text:p text:style-name="Text_20_body"><text:span text:style-name="T1">Director of Elections</text:span>: Manages clean, transparent election process including public forums for debate</text:p>
      <text:p text:style-name="Text_20_body"><text:span text:style-name="T1">Director of Environmental Monitoring</text:span>: Oversees pollution testing and environmental damage assessment</text:p>
      <text:p text:style-name="Text_20_body"><text:span text:style-name="T1">Director of Infrastructure</text:span>: Oversees communications, networking, and infrastructure systems</text:p>
      <text:p text:style-name="Text_20_body"><text:span text:style-name="T1">Director of Public Services</text:span>: Coordinates creation and oversight of Public Service Cooperatives</text:p>
      <text:p text:style-name="Text_20_body"><text:span text:style-name="T1">Director of Restoration</text:span>: Plans and implements ecosystem restoration projects</text:p>
      <text:p text:style-name="Text_20_body"><text:span text:style-name="T1">District</text:span>: The smallest tier of Terran Society, typically 5,000 to 21,000 people, governed by a Council of Elders.</text:p>
      <text:p text:style-name="Text_20_body"><text:span text:style-name="T1">Economic Development Director</text:span>: Promotes commerce, trade, and economic opportunities for the Region</text:p>
      <text:p text:style-name="Text_20_body"><text:span text:style-name="T1">Elder</text:span>: Member of the District Council of Elders serving the community</text:p>
      <text:p text:style-name="Text_20_body"><text:span text:style-name="T1">Elder Council Chair</text:span>: Coordinates Council meetings and agenda, elected by fellow Elders</text:p>
      <text:p text:style-name="Text_20_body"><text:span text:style-name="T1">Facilitator of the Court</text:span>: Presides over Major and Minor Courts, manages court process and advises jury</text:p>
      <text:p text:style-name="Text_20_body"><text:span text:style-name="T1">Fair Witness</text:span>: An independent, certified observer who records governmental proceedings objectively.</text:p>
      <text:p text:style-name="Text_20_body"><text:span text:style-name="T1">Fair Witness Apprentice</text:span>: Graduate of training program qualified to assist Certified Fair Witnesses</text:p>
      <text:p text:style-name="Text_20_body"><text:span text:style-name="T1">Fair Witness Trainee</text:span>: Qualified person accepted into Fair Witness training program</text:p>
      <text:p text:style-name="Text_20_body"><text:span text:style-name="T1">Fair Witness Training Academy</text:span>: Rigorous training program for observation skills, memorization, recall, documentation, and ethical standards</text:p>
      <text:p text:style-name="Text_20_body"><text:span text:style-name="T1">Guarantor of Rights</text:span>: Investigates rights violations and serves as watchdog over Sheriff and Executive</text:p>
      <text:p text:style-name="Text_20_body"><text:span text:style-name="T1">Jury</text:span>: A group of citizens who decide the outcome of court cases.</text:p>
      <text:p text:style-name="Text_20_body"><text:span text:style-name="T1">Marshal</text:span>: Field law enforcement officer trained in non-lethal force and investigation</text:p>
      <text:p text:style-name="Text_20_body"><text:span text:style-name="T1">Office of Facilitator of the Court</text:span>: Presides over Major and Minor Courts, manages court process, advises jury, ensures procedural fairness</text:p>
      <text:p text:style-name="Text_20_body"><text:span text:style-name="T1">Office of Guarantor of Rights</text:span>: Investigates rights violations, presents cases to Warrant Jury, watches over Sheriff and Executive officials</text:p>
      <text:p text:style-name="Text_20_body"><text:span text:style-name="T1">Office of Planetary Administrator</text:span>: Coordinates standards, best practices, and inter-regional administrative matters</text:p>
      <text:p text:style-name="Text_20_body"><text:span text:style-name="T1">Office of Planetary Ambassador</text:span>: Manages relations with external entities and coordinates inter-regional diplomatic efforts</text:p>
      <text:p text:style-name="Text_20_body"><text:span text:style-name="T1">Office of Planetary Environmental Guardian</text:span>: Coordinates global environmental monitoring, sets planetary environmental standards</text:p>
      <text:p text:style-name="Text_20_body"><text:span text:style-name="T1">Office of Planetary Sheriff</text:span>: Coordinates inter-regional law enforcement, assists with crimes spanning multiple Regions</text:p>
      <text:p text:style-name="Text_20_body"><text:span text:style-name="T1">Office of Planetary Treasurer</text:span>: Manages planetary currency, coordinates regional financial systems, oversees planetary budget</text:p>
      <text:p text:style-name="Text_20_body"><text:span text:style-name="T1">Office of Public Arbitrator</text:span>: Provides voluntary arbitration services for dispute resolution outside formal court system</text:p>
      <text:p text:style-name="Text_20_body"><text:span text:style-name="T1">Office of Regional Administrator</text:span>: Manages regional government operations, facilities, staffing, elections, and public service infrastructure</text:p>
      <text:p text:style-name="Text_20_body"><text:span text:style-name="T1">Office of Regional Ambassador</text:span>: Promotes commerce, tourism, economic development, and assists regional members traveling in other Regions</text:p>
      <text:p text:style-name="Text_20_body"><text:span text:style-name="T1">Office of Regional Environmental Guardian</text:span>: Environmental protection, pollution monitoring, ecosystem restoration, and enforcement of environmental standards</text:p>
      <text:p text:style-name="Text_20_body"><text:span text:style-name="T1">Office of Regional Sheriff</text:span>: Protects Rights of the People, conducts investigations, maintains public safety, and emergency response</text:p>
      <text:p text:style-name="Text_20_body"><text:span text:style-name="T1">Office of Regional Treasurer</text:span>: Manages regional budget, taxation, benefits accounts, audits, and financial oversight</text:p>
      <text:p text:style-name="Text_20_body"><text:span text:style-name="T1">Planetary Council of the People</text:span>: Population-based legislative body representing all members of Terran Society</text:p>
      <text:p text:style-name="Text_20_body"><text:span text:style-name="T1">Planetary Defense Force</text:span>: Unified military organization for planetary defense with minimal active duty and large reserve force</text:p>
      <text:p text:style-name="Text_20_body"><text:span text:style-name="T1">Planetary Executive Council</text:span>: Five-member council coordinating planetary-level executive functions with rotational leadership</text:p>
      <text:p text:style-name="Text_20_body"><text:span text:style-name="T1">Planetary Fair Witness Council</text:span>: Twenty-seven member council elected from Senior Certified Fair Witnesses for nine-year terms</text:p>
      <text:p text:style-name="Text_20_body"><text:span text:style-name="T1">Public Arbitrator</text:span>: Provides voluntary arbitration services for dispute resolution</text:p>
      <text:p text:style-name="Text_20_body"><text:span text:style-name="T1">Public Service Cooperative</text:span>: A chartered organization that provides public services like utilities, transit, or ports.</text:p>
      <text:p text:style-name="Text_20_body"><text:span text:style-name="T1">Region</text:span>: The primary governance tier, with complete executive, legislative, judicial, and Fair Witness branches. Maximum population 20-25 million.</text:p>
      <text:p text:style-name="Text_20_body"><text:span text:style-name="T1">Regional Administrator</text:span>: Chief administrative officer managing regional government operations and infrastructure</text:p>
      <text:p text:style-name="Text_20_body"><text:span text:style-name="T1">Regional Ambassador</text:span>: Chief diplomatic officer promoting commerce, tourism, and regional interests</text:p>
      <text:p text:style-name="Text_20_body"><text:span text:style-name="T1">Regional Arbitration Court</text:span>: Voluntary dispute resolution forum with binding arbitration</text:p>
      <text:p text:style-name="Text_20_body"><text:span text:style-name="T1">Regional Council of the People</text:span>: Representative legislative body with one seat per District, passes laws, approves budgets, charters cooperatives</text:p>
      <text:p text:style-name="Text_20_body"><text:span text:style-name="T1">Regional Environmental Guardian</text:span>: Chief environmental officer for regional environmental protection and restoration</text:p>
      <text:p text:style-name="Text_20_body"><text:span text:style-name="T1">Regional Executive Council</text:span>: Coordinating body of the five executive departments, sharing leadership on a rotational basis</text:p>
      <text:p text:style-name="Text_20_body"><text:span text:style-name="T1">Regional Fair Witness Council</text:span>: Nine-member elected council managing Fair Witness operations, training, and certification in the Region</text:p>
      <text:p text:style-name="Text_20_body"><text:span text:style-name="T1">Regional Fair Witness Councilor</text:span>: Elected member of nine-person Regional Fair Witness Council</text:p>
      <text:p text:style-name="Text_20_body"><text:span text:style-name="T1">Regional Major Court</text:span>: Handles serious criminal cases with 14-person jury (12-of-14 verdict required)</text:p>
      <text:p text:style-name="Text_20_body"><text:span text:style-name="T1">Regional Minor Court</text:span>: Handles petty criminal cases with 7-person jury (6-of-7 verdict required)</text:p>
      <text:p text:style-name="Text_20_body"><text:span text:style-name="T1">Regional Sheriff</text:span>: Chief law enforcement officer responsible for protecting Rights of the People</text:p>
      <text:p text:style-name="Text_20_body"><text:span text:style-name="T1">Regional Treasurer</text:span>: Chief financial officer managing regional budget, taxation, and financial oversight</text:p>
      <text:p text:style-name="Text_20_body"><text:span text:style-name="T1">Representative</text:span>: Elected representative from a District to the Regional Council of the People</text:p>
      <text:p text:style-name="Text_20_body"><text:span text:style-name="T1">Rights Investigator</text:span>: Investigates complaints of rights violations and gathers evidence</text:p>
      <text:p text:style-name="Text_20_body"><text:span text:style-name="T1">Senior Certified Fair Witness</text:span>: Senior Fair Witness with extensive honorable service</text:p>
      <text:p text:style-name="Text_20_body"><text:span text:style-name="T1">Training Director</text:span>: Oversees Fair Witness training academy and certification process</text:p>
      <text:p text:style-name="Text_20_body"><text:span text:style-name="T1">World</text:span>: The planetary tier coordinating matters that span reg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12-08T19:20:07Z</meta:creation-date>
    <dc:date>2025-12-08T19:20:07Z</dc:date>
  </office:meta>
</office:document-meta>
</file>